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Oxygen" svg:font-family="Oxyg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0eab09" officeooo:paragraph-rsid="000f7111"/>
    </style:style>
    <style:style style:name="P2" style:family="paragraph" style:parent-style-name="Footer">
      <style:paragraph-properties fo:text-align="end" style:justify-single-word="false"/>
      <style:text-properties officeooo:paragraph-rsid="00639862"/>
    </style:style>
    <style:style style:name="P3" style:family="paragraph" style:parent-style-name="Text_20_body_20_indent">
      <style:text-properties officeooo:paragraph-rsid="00639862"/>
    </style:style>
    <style:style style:name="P4" style:family="paragraph" style:parent-style-name="Text_20_body_20_indent">
      <style:text-properties fo:color="#333333" officeooo:paragraph-rsid="00682346"/>
    </style:style>
    <style:style style:name="P5" style:family="paragraph" style:parent-style-name="Text_20_body_20_indent">
      <style:text-properties fo:color="#333333" fo:font-weight="normal" officeooo:rsid="0018fe20" officeooo:paragraph-rsid="00682346" style:font-weight-asian="normal" style:font-weight-complex="normal"/>
    </style:style>
    <style:style style:name="P6" style:family="paragraph" style:parent-style-name="Text_20_body_20_indent">
      <style:paragraph-properties fo:margin-left="0.4925in" fo:margin-right="0in" fo:text-indent="0in" style:auto-text-indent="false"/>
    </style:style>
    <style:style style:name="P7" style:family="paragraph" style:parent-style-name="Heading_20_1">
      <style:paragraph-properties fo:text-align="end" style:justify-single-word="false"/>
      <style:text-properties fo:font-weight="normal" style:font-weight-asian="normal" style:font-weight-complex="normal"/>
    </style:style>
    <style:style style:name="P8" style:family="paragraph" style:parent-style-name="Heading_20_1">
      <style:paragraph-properties fo:text-align="end" style:justify-single-word="false"/>
    </style:style>
    <style:style style:name="P9" style:family="paragraph" style:parent-style-name="Heading_20_1">
      <style:text-properties officeooo:paragraph-rsid="00682346"/>
    </style:style>
    <style:style style:name="P10" style:family="paragraph" style:parent-style-name="Heading_20_1" style:master-page-name="First_20_Page">
      <style:paragraph-properties style:page-number="auto"/>
      <style:text-properties officeooo:rsid="004d3bdf" officeooo:paragraph-rsid="004d3bdf"/>
    </style:style>
    <style:style style:name="T1" style:family="text">
      <style:text-properties fo:font-weight="bold" style:font-weight-asian="bold" style:font-weight-complex="bold"/>
    </style:style>
    <style:style style:name="T2" style:family="text">
      <style:text-properties fo:font-weight="bold" officeooo:rsid="00682346" style:font-weight-asian="bold" style:font-weight-complex="bold"/>
    </style:style>
    <style:style style:name="T3" style:family="text">
      <style:text-properties fo:font-weight="bold" officeooo:rsid="006dfd66" style:font-weight-asian="bold" style:font-weight-complex="bold"/>
    </style:style>
    <style:style style:name="T4" style:family="text">
      <style:text-properties fo:font-weight="bold" officeooo:rsid="0073eb6e" style:font-weight-asian="bold" style:font-weight-complex="bold"/>
    </style:style>
    <style:style style:name="T5" style:family="text">
      <style:text-properties officeooo:rsid="00639862"/>
    </style:style>
    <style:style style:name="T6" style:family="text">
      <style:text-properties officeooo:rsid="00682346"/>
    </style:style>
    <style:style style:name="T7" style:family="text">
      <style:text-properties officeooo:rsid="001f119c"/>
    </style:style>
    <style:style style:name="T8" style:family="text">
      <style:text-properties officeooo:rsid="001cae48"/>
    </style:style>
    <style:style style:name="T9" style:family="text">
      <style:text-properties officeooo:rsid="001ae52c"/>
    </style:style>
    <style:style style:name="T10" style:family="text">
      <style:text-properties officeooo:rsid="001e3dfb"/>
    </style:style>
    <style:style style:name="T11" style:family="text">
      <style:text-properties officeooo:rsid="006c7550"/>
    </style:style>
    <style:style style:name="T12" style:family="text">
      <style:text-properties officeooo:rsid="006dfd66"/>
    </style:style>
    <style:style style:name="T13" style:family="text">
      <style:text-properties officeooo:rsid="006eb5ab"/>
    </style:style>
    <style:style style:name="T14" style:family="text">
      <style:text-properties officeooo:rsid="00718d57"/>
    </style:style>
    <style:style style:name="T15" style:family="text">
      <style:text-properties officeooo:rsid="0072a4e4"/>
    </style:style>
    <style:style style:name="T16" style:family="text">
      <style:text-properties officeooo:rsid="00739f62"/>
    </style:style>
    <style:style style:name="T17" style:family="text">
      <style:text-properties officeooo:rsid="0073b8d6"/>
    </style:style>
    <style:style style:name="T18" style:family="text">
      <style:text-properties officeooo:rsid="0074e24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Overview</text:h>
      <text:p text:style-name="Text_20_body_20_indent">Northbridge Technology Alliance works in partnership with social justice leaders.</text:p>
      <text:p text:style-name="Text_20_body_20_indent">One challenge these leaders face is that technology solutions that could advance their program work is financially out of reach. For one thing, good technology solutions take a lot of time and energy to design. Also, IT experts are expensive to employ.</text:p>
      <text:p text:style-name="Text_20_body_20_indent">Northbridge meets this challenge head on. We bring togethe<text:span text:style-name="T16">r </text:span>social justice leaders who are working on similar problems. We help these leaders pool their expertise, together imagining technology solutions that could raise productivity for all of them. Then, using skilled IT volunteers, Northbridge builds solutions that advance <text:span text:style-name="T16">our members their</text:span> program reach.</text:p>
      <text:p text:style-name="Text_20_body_20_indent">Our <text:span text:style-name="T16">members</text:span> provide the ideas; Northbridge structures the conversation and builds the solutions. Whole groups of social justice nonprofits benefit from a modest investment of IT resources. By using this economy of scale, Northbridge is able to provide meaningful custom technology solutions <text:span text:style-name="T14">to the social justice community.</text:span>.</text:p>
      <text:h text:style-name="Heading_20_1" text:outline-level="1"><text:span text:style-name="T1">F</text:span><text:span text:style-name="T4">or Example... </text:span></text:h>
      <text:p text:style-name="Text_20_body_20_indent">Imagine that several nonprofit organizations are working independently on urban community <text:span text:style-name="T17">d</text:span>evelopment, with each group separately looking for ways to help their constituents organize activities in their neighborhoods. In <text:span text:style-name="T17">Nexus Caucus </text:span>discovery sessions facilitated by Northbridge, these community leaders would be able to design a technology solution (for instance, a messaging or communication solution) that boosts all of their program impacts in their own neighborhoods.</text:p>
      <text:p text:style-name="Text_20_body_20_indent">Shared technology solutions custom designed by social justice leaders to solve social justice problems. This is the outcome of the <text:span text:style-name="T17">Nexus Caucus</text:span> Program by Northbridge.</text:p>
      <text:h text:style-name="P9" text:outline-level="1"><text:span text:style-name="T6">For More Information</text:span></text:h>
      <text:p text:style-name="P3">If your non profit organization would like more information about <text:span text:style-name="T18">the Nexus Caucus program, please </text:span>contact North<text:span text:style-name="T11">b</text:span>ridge Technology Alliance by email or telephone.</text:p>
      <text:p text:style-name="P6"><text:a xlink:type="simple" xlink:href="http://northbridgetech.org/">http://northbridgetech.org</text:a></text:p>
      <text:p text:style-name="P6"><text:a xlink:type="simple" xlink:href="mailto:contact@northbridgetech.org">contact@northbridgetech.org</text:a></text:p>
      <text:p text:style-name="P6"><text:soft-page-break/>866.848.9224</text:p>
      <text:p text:style-name="Text_20_body_20_indent">North<text:span text:style-name="T11">b</text:span>ridge Technology Alliance is a 501(c)(3) nonprof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sans-serif" svg:font-family="sans-serif"/>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Oxygen" svg:font-family="Oxyg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margin-top="0in" fo:margin-bottom="0.0799in" style:contextual-spacing="fals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0f7111"/>
    </style:style>
    <style:style style:name="MP2" style:family="paragraph" style:parent-style-name="Footer">
      <style:paragraph-properties fo:text-align="end" style:justify-single-word="false"/>
      <style:text-properties officeooo:paragraph-rsid="00639862"/>
    </style:style>
    <style:style style:name="MP3" style:family="paragraph" style:parent-style-name="Heading_20_1">
      <style:paragraph-properties fo:text-align="end" style:justify-single-word="false"/>
    </style:style>
    <style:style style:name="MP4" style:family="paragraph" style:parent-style-name="Heading_20_1">
      <style:paragraph-properties fo:text-align="end" style:justify-single-word="false"/>
      <style:text-properties fo:font-weight="normal" style:font-weight-asian="normal" style:font-weight-complex="normal"/>
    </style:style>
    <style:style style:name="MT1" style:family="text">
      <style:text-properties fo:font-weight="bold" officeooo:rsid="00682346" style:font-weight-asian="bold" style:font-weight-complex="bold"/>
    </style:style>
    <style:style style:name="MT2" style:family="text">
      <style:text-properties fo:font-weight="bold" officeooo:rsid="006dfd66" style:font-weight-asian="bold" style:font-weight-complex="bold"/>
    </style:style>
    <style:style style:name="MT3" style:family="text">
      <style:text-properties officeooo:rsid="0063986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0"><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1"><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0"><draw:image xlink:href="Pictures/10000000000000C8000000C829C29D22.jpg" xlink:type="simple" xlink:show="embed" xlink:actuate="onLoad"/></draw:frame>Global Web Conference Center <text:s text:c="3"/><text:page-number text:select-page="current">0</text:page-number> / <text:page-count>2</text:page-count></text:p>
      </style:footer>
      <style:footer-first>
        <text:p text:style-name="MP2"><draw:frame draw:style-name="Mfr1" draw:name="Image5" text:anchor-type="paragraph" svg:x="0.0681in" svg:y="-0.0374in" svg:width="0.3075in" svg:height="0.3075in" draw:z-index="2"><draw:image xlink:href="Pictures/10000000000000C8000000C829C29D22.jpg" xlink:type="simple" xlink:show="embed" xlink:actuate="onLoad"/></draw:frame><text:span text:style-name="MT1">Nexus </text:span><text:span text:style-name="MT2">Advantage</text:span><text:span text:style-name="MT3"> <text:s/></text:span><text:span text:style-name="MT3"><text:page-number text:select-page="current">2</text:page-number></text:span><text:span text:style-name="MT3"> / </text:span><text:span text:style-name="MT3"><text:page-count>2</text:page-count></text:span></text:p>
      </style:footer-first>
    </style:master-page>
    <style:master-page style:name="First_20_Page" style:display-name="First Page" style:page-layout-name="Mpm2" style:next-style-name="Standard">
      <style:header>
        <text:p text:style-name="Header"/>
      </style:header>
      <style:header-first>
        <text:h text:style-name="MP3" text:outline-level="1"><draw:frame draw:style-name="Mfr1" draw:name="Image3" text:anchor-type="paragraph" svg:x="0.1146in" svg:y="0.1398in" svg:width="3.8929in" svg:height="1.1862in" draw:z-index="0"><draw:image xlink:href="Pictures/100000000000119400000576DA8B4D44.jpg" xlink:type="simple" xlink:show="embed" xlink:actuate="onLoad"/></draw:frame></text:h>
        <text:h text:style-name="MP3" text:outline-level="1">Member Benefit</text:h>
        <text:h text:style-name="MP4" text:outline-level="1">Nexus Caucuses</text:h>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11:12:17.012741436</meta:creation-date>
    <dc:date>2016-02-25T19:59:17.891446174</dc:date>
    <meta:editing-duration>PT5H41M50S</meta:editing-duration>
    <meta:editing-cycles>107</meta:editing-cycles>
    <meta:generator>LibreOffice/4.2.8.2$Linux_X86_64 LibreOffice_project/420m0$Build-2</meta:generator>
    <meta:document-statistic meta:table-count="0" meta:image-count="5" meta:object-count="0" meta:page-count="2" meta:paragraph-count="18" meta:word-count="296" meta:character-count="2070" meta:non-whitespace-character-count="1787"/>
  </office:meta>
</office:document-meta>
</file>